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595d" officeooo:paragraph-rsid="0009595d"/>
    </style:style>
    <style:style style:name="P2" style:family="paragraph" style:parent-style-name="Title">
      <style:text-properties officeooo:rsid="0009595d" officeooo:paragraph-rsid="0009595d"/>
    </style:style>
    <style:style style:name="P3" style:family="paragraph" style:parent-style-name="Text_20_body" style:list-style-name="L1">
      <style:text-properties fo:font-weight="bold" officeooo:rsid="0009595d" officeooo:paragraph-rsid="0009595d" style:font-weight-asian="bold" style:font-weight-complex="bold"/>
    </style:style>
    <style:style style:name="P4" style:family="paragraph" style:parent-style-name="Text_20_body" style:list-style-name="L1">
      <style:text-properties officeooo:rsid="0009595d" officeooo:paragraph-rsid="0009595d"/>
    </style:style>
    <style:style style:name="T1" style:family="text">
      <style:text-properties officeooo:rsid="000a5e6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cesso de validação do carrinho</text:p>
      <text:p text:style-name="P1"/>
      <text:list xml:id="list782439332549052628" text:style-name="L1">
        <text:list-item>
          <text:p text:style-name="P3">Reconhecimento do carrinho</text:p>
          <text:list>
            <text:list-item>
              <text:p text:style-name="P4">O utilizador exibe o QRCode à camera;</text:p>
            </text:list-item>
            <text:list-item>
              <text:p text:style-name="P4">O QRCode é decodificado em forma de identificador do carrinho;</text:p>
            </text:list-item>
            <text:list-item>
              <text:p text:style-name="P4">O identificador é enviado ao servidor em uma requisição com o fim de obter os dados pertinentes ao carrinho:</text:p>
              <text:list>
                <text:list-item>
                  <text:p text:style-name="P4">Lista de produtos do carrinho com as respectivas informações conveni<text:span text:style-name="T1">e</text:span>ntes;</text:p>
                </text:list-item>
                <text:list-item>
                  <text:p text:style-name="P4">Peso estimado dos produtos do carrinho;</text:p>
                </text:list-item>
              </text:list>
            </text:list-item>
          </text:list>
        </text:list-item>
        <text:list-item>
          <text:p text:style-name="P3">Validação dos inputs:</text:p>
          <text:list>
            <text:list-item>
              <text:p text:style-name="P4">À partir dos dados obtidos em 1.I:</text:p>
              <text:list>
                <text:list-item>
                  <text:p text:style-name="P4">A lista de produtos é entregue ao validador de imagem. O validador de imagens processa os dados e retorna um True se a lista entregue corresponder com a análise de imagem. Caso o contrário, o retorno é False.</text:p>
                </text:list-item>
                <text:list-item>
                  <text:p text:style-name="P4">Verifica se o peso fornecido pelo servidor corresponde com a saída da balança. </text:p>
                </text:list-item>
              </text:list>
            </text:list-item>
            <text:list-item>
              <text:p text:style-name="P4">O resultado do processo de validação é submetido ao servidor através de uma requisição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03:04:04.307746061</meta:creation-date>
    <dc:date>2017-11-23T03:28:02.945334657</dc:date>
    <meta:editing-duration>PT1M34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2" meta:word-count="146" meta:character-count="834" meta:non-whitespace-character-count="710"/>
  </office:meta>
</office:document-meta>
</file>